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321ce7" officeooo:paragraph-rsid="00321ce7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3124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ee82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9e308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b622b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cb5d4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3f805b" officeooo:paragraph-rsid="003f805b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40bbbc" officeooo:paragraph-rsid="0040bbbc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4a99fd" officeooo:paragraph-rsid="004a99fd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4d385c" officeooo:paragraph-rsid="004d385c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03ef1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7bcde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6298ff" officeooo:paragraph-rsid="006298ff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66eda4" officeooo:paragraph-rsid="0066eda4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6feb60" officeooo:paragraph-rsid="006feb60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9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3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21ce7" officeooo:paragraph-rsid="00321ce7" style:font-size-asian="40pt" style:font-style-asian="italic" style:font-weight-asian="bold" style:font-size-complex="40pt" style:font-style-complex="italic" style:font-weight-complex="bold"/>
    </style:style>
    <style:style style:name="P31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a61b8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8b5b3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9e308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3124" officeooo:paragraph-rsid="00373124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ee82" officeooo:paragraph-rsid="0038b5b3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b5b3" officeooo:paragraph-rsid="0038b5b3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8b5b3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9e30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b622b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cb5d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50%">
        <style:tab-stops>
          <style:tab-stop style:position="8.202cm"/>
        </style:tab-stops>
      </style:paragraph-properties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b622b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cb5d4" style:font-size-asian="14pt" style:font-weight-asian="bold" style:font-size-complex="14pt" style:font-weight-complex="bold"/>
    </style:style>
    <style:style style:name="P4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b5d4" officeooo:paragraph-rsid="003cb5d4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e308" officeooo:paragraph-rsid="0039e308" style:font-size-asian="13pt" style:font-weight-asian="bold" style:font-size-complex="13pt" style:font-weight-complex="bold"/>
    </style:style>
    <style:style style:name="P4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73124" officeooo:paragraph-rsid="00373124" style:font-size-asian="25pt" style:font-style-asian="italic" style:font-size-complex="25pt" style:font-style-complex="italic"/>
    </style:style>
    <style:style style:name="P50" style:family="paragraph" style:parent-style-name="Standard" style:list-style-name="L1">
      <style:paragraph-properties fo:line-height="115%"/>
      <style:text-properties style:font-name="FreeSans" fo:font-size="14pt" fo:letter-spacing="0.035cm" officeooo:rsid="0043e026" officeooo:paragraph-rsid="0043e026" style:font-size-asian="14pt" style:font-size-complex="14pt"/>
    </style:style>
    <style:style style:name="P51" style:family="paragraph" style:parent-style-name="Standard" style:list-style-name="L1">
      <style:paragraph-properties fo:line-height="115%"/>
      <style:text-properties style:font-name="FreeSans" fo:font-size="14pt" fo:letter-spacing="0.035cm" officeooo:rsid="004513b6" officeooo:paragraph-rsid="004513b6" style:font-size-asian="14pt" style:font-size-complex="14pt"/>
    </style:style>
    <style:style style:name="P52" style:family="paragraph" style:parent-style-name="Standard" style:list-style-name="L1">
      <style:paragraph-properties fo:line-height="115%"/>
      <style:text-properties style:font-name="FreeSans" fo:font-size="14pt" fo:letter-spacing="0.035cm" officeooo:rsid="004a786e" officeooo:paragraph-rsid="004a786e" style:font-size-asian="14pt" style:font-size-complex="14pt"/>
    </style:style>
    <style:style style:name="P53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03ef1" style:font-size-asian="14pt" style:font-weight-asian="bold" style:font-size-complex="14pt" style:font-weight-complex="bold"/>
    </style:style>
    <style:style style:name="P54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7bcde" style:font-size-asian="14pt" style:font-weight-asian="bold" style:font-size-complex="14pt" style:font-weight-complex="bold"/>
    </style:style>
    <style:style style:name="P55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2f6f0" officeooo:paragraph-rsid="0052f6f0" style:font-size-asian="14pt" style:font-weight-asian="bold" style:font-size-complex="14pt" style:font-weight-complex="bold"/>
    </style:style>
    <style:style style:name="P56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471e" officeooo:paragraph-rsid="0050471e" style:font-size-asian="14pt" style:font-weight-asian="bold" style:font-size-complex="14pt" style:font-weight-complex="bold"/>
    </style:style>
    <style:style style:name="P57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58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5bc640" style:font-size-asian="14pt" style:font-weight-asian="bold" style:font-size-complex="14pt" style:font-weight-complex="bold"/>
    </style:style>
    <style:style style:name="P59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ea85e" officeooo:paragraph-rsid="005ea85e" style:font-size-asian="14pt" style:font-weight-asian="bold" style:font-size-complex="14pt" style:font-weight-complex="bold"/>
    </style:style>
    <style:style style:name="P60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7626f4" officeooo:paragraph-rsid="007626f4" style:font-size-asian="14pt" style:font-weight-asian="normal" style:font-size-complex="14pt" style:font-weight-complex="normal"/>
    </style:style>
    <style:style style:name="P61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7b9b9c" officeooo:paragraph-rsid="007b9b9c" style:font-size-asian="14pt" style:font-weight-asian="normal" style:font-size-complex="14pt" style:font-weight-complex="normal"/>
    </style:style>
    <style:style style:name="P62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7f55d2" officeooo:paragraph-rsid="007f55d2" style:font-size-asian="14pt" style:font-weight-asian="normal" style:font-size-complex="14pt" style:font-weight-complex="normal"/>
    </style:style>
    <style:style style:name="P63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1eac8" officeooo:paragraph-rsid="0081eac8" style:font-size-asian="14pt" style:font-weight-asian="normal" style:font-size-complex="14pt" style:font-weight-complex="normal"/>
    </style:style>
    <style:style style:name="P64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1ed31" officeooo:paragraph-rsid="0081ed31" style:font-size-asian="14pt" style:font-weight-asian="normal" style:font-size-complex="14pt" style:font-weight-complex="normal"/>
    </style:style>
    <style:style style:name="P65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3d870" officeooo:paragraph-rsid="0083d870" style:font-size-asian="14pt" style:font-weight-asian="normal" style:font-size-complex="14pt" style:font-weight-complex="normal"/>
    </style:style>
    <style:style style:name="P66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612dd" officeooo:paragraph-rsid="008612dd" style:font-size-asian="14pt" style:font-weight-asian="normal" style:font-size-complex="14pt" style:font-weight-complex="normal"/>
    </style:style>
    <style:style style:name="P67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7a23c" officeooo:paragraph-rsid="0087a23c" style:font-size-asian="14pt" style:font-weight-asian="normal" style:font-size-complex="14pt" style:font-weight-complex="normal"/>
    </style:style>
    <style:style style:name="P68" style:family="paragraph" style:parent-style-name="Standard" style:list-style-name="L3">
      <style:paragraph-properties fo:line-height="115%"/>
      <style:text-properties officeooo:rsid="006feb60" officeooo:paragraph-rsid="006feb60"/>
    </style:style>
    <style:style style:name="P69" style:family="paragraph" style:parent-style-name="Standard" style:list-style-name="L3">
      <style:paragraph-properties fo:line-height="115%"/>
      <style:text-properties fo:font-weight="normal" officeooo:rsid="006feb60" officeooo:paragraph-rsid="008bc48a" style:font-weight-asian="normal" style:font-weight-complex="normal"/>
    </style:style>
    <style:style style:name="P70" style:family="paragraph" style:parent-style-name="Standard" style:list-style-name="L3">
      <style:paragraph-properties fo:line-height="115%"/>
      <style:text-properties fo:font-weight="normal" officeooo:rsid="00746004" officeooo:paragraph-rsid="00746004" style:font-weight-asian="normal" style:font-weight-complex="normal"/>
    </style:style>
    <style:style style:name="P71" style:family="paragraph" style:parent-style-name="Standard" style:list-style-name="L3">
      <style:paragraph-properties fo:line-height="115%"/>
      <style:text-properties fo:font-weight="normal" officeooo:rsid="0077f1bc" officeooo:paragraph-rsid="0077f1bc" style:font-weight-asian="normal" style:font-weight-complex="normal"/>
    </style:style>
    <style:style style:name="P72" style:family="paragraph" style:parent-style-name="Standard" style:list-style-name="L3">
      <style:paragraph-properties fo:line-height="115%"/>
      <style:text-properties fo:font-weight="normal" officeooo:rsid="007b9b9c" officeooo:paragraph-rsid="007b9b9c" style:font-weight-asian="normal" style:font-weight-complex="normal"/>
    </style:style>
    <style:style style:name="P73" style:family="paragraph" style:parent-style-name="Standard" style:list-style-name="L3">
      <style:paragraph-properties fo:line-height="115%"/>
      <style:text-properties fo:font-weight="normal" officeooo:rsid="0081ed31" officeooo:paragraph-rsid="0081ed31" style:font-weight-asian="normal" style:font-weight-complex="normal"/>
    </style:style>
    <style:style style:name="P74" style:family="paragraph" style:parent-style-name="Standard" style:list-style-name="L3">
      <style:paragraph-properties fo:line-height="115%"/>
      <style:text-properties fo:font-weight="normal" officeooo:rsid="0083d870" officeooo:paragraph-rsid="0083d870" style:font-weight-asian="normal" style:font-weight-complex="normal"/>
    </style:style>
    <style:style style:name="P75" style:family="paragraph">
      <loext:graphic-properties draw:fill-color="#2c3756"/>
    </style:style>
    <style:style style:name="P76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7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64bb8"/>
    </style:style>
    <style:style style:name="T2" style:family="text">
      <style:text-properties officeooo:rsid="0034a77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c475a"/>
    </style:style>
    <style:style style:name="T8" style:family="text">
      <style:text-properties officeooo:rsid="002f1e74"/>
    </style:style>
    <style:style style:name="T9" style:family="text">
      <style:text-properties officeooo:rsid="00321ce7"/>
    </style:style>
    <style:style style:name="T10" style:family="text">
      <style:text-properties officeooo:rsid="004077de"/>
    </style:style>
    <style:style style:name="T11" style:family="text">
      <style:text-properties officeooo:rsid="00427f89"/>
    </style:style>
    <style:style style:name="T12" style:family="text">
      <style:text-properties officeooo:rsid="004fe0fb"/>
    </style:style>
    <style:style style:name="T13" style:family="text">
      <style:text-properties officeooo:rsid="0057bcd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officeooo:rsid="0057bcde" style:font-style-asian="normal" style:font-style-complex="normal"/>
    </style:style>
    <style:style style:name="T16" style:family="text">
      <style:text-properties fo:font-style="normal" fo:font-weight="normal" officeooo:rsid="0057bcde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style:text-underline-style="none"/>
    </style:style>
    <style:style style:name="T20" style:family="text">
      <style:text-properties officeooo:rsid="0068dd6e"/>
    </style:style>
    <style:style style:name="T21" style:family="text">
      <style:text-properties style:font-name="FreeSans" fo:font-size="14pt" fo:letter-spacing="0.035cm" style:font-size-asian="14pt" style:font-size-complex="14pt"/>
    </style:style>
    <style:style style:name="T22" style:family="text">
      <style:text-properties style:font-name="FreeSans" fo:font-size="14pt" fo:letter-spacing="0.035cm" officeooo:rsid="0071ba79" style:font-size-asian="14pt" style:font-size-complex="14pt"/>
    </style:style>
    <style:style style:name="T23" style:family="text">
      <style:text-properties style:font-name="FreeSans" fo:font-size="14pt" fo:letter-spacing="0.035cm" officeooo:rsid="00746004" style:font-size-asian="14pt" style:font-size-complex="14pt"/>
    </style:style>
    <style:style style:name="T24" style:family="text">
      <style:text-properties style:font-name="FreeSans" fo:font-size="14pt" fo:letter-spacing="0.035cm" officeooo:rsid="007626f4" style:font-size-asian="14pt" style:font-size-complex="14pt"/>
    </style:style>
    <style:style style:name="T25" style:family="text">
      <style:text-properties style:font-name="FreeSans" fo:font-size="14pt" fo:letter-spacing="0.035cm" officeooo:rsid="00786746" style:font-size-asian="14pt" style:font-size-complex="14pt"/>
    </style:style>
    <style:style style:name="T26" style:family="text">
      <style:text-properties style:font-name="FreeSans" fo:font-size="14pt" fo:letter-spacing="0.035cm" officeooo:rsid="007a0741" style:font-size-asian="14pt" style:font-size-complex="14pt"/>
    </style:style>
    <style:style style:name="T27" style:family="text">
      <style:text-properties style:font-name="FreeSans" fo:font-size="14pt" fo:letter-spacing="0.035cm" officeooo:rsid="007b9b9c" style:font-size-asian="14pt" style:font-size-complex="14pt"/>
    </style:style>
    <style:style style:name="T28" style:family="text">
      <style:text-properties style:font-name="FreeSans" fo:font-size="14pt" fo:letter-spacing="0.035cm" officeooo:rsid="007da828" style:font-size-asian="14pt" style:font-size-complex="14pt"/>
    </style:style>
    <style:style style:name="T29" style:family="text">
      <style:text-properties style:font-name="FreeSans" fo:font-size="14pt" fo:letter-spacing="0.035cm" officeooo:rsid="007f55d2" style:font-size-asian="14pt" style:font-size-complex="14pt"/>
    </style:style>
    <style:style style:name="T30" style:family="text">
      <style:text-properties style:font-name="FreeSans" fo:font-size="14pt" fo:letter-spacing="0.035cm" officeooo:rsid="008bc48a" style:font-size-asian="14pt" style:font-size-complex="14pt"/>
    </style:style>
    <style:style style:name="T31" style:family="text">
      <style:text-properties style:font-name="FreeSans" fo:font-size="14pt" fo:letter-spacing="0.035cm" fo:font-weight="bold" style:font-size-asian="14pt" style:font-weight-asian="bold" style:font-size-complex="14pt" style:font-weight-complex="bold"/>
    </style:style>
    <style:style style:name="T32" style:family="text">
      <style:text-properties officeooo:rsid="00841a5a"/>
    </style:style>
    <style:style style:name="T33" style:family="text">
      <style:text-properties officeooo:rsid="0087a23c"/>
    </style:style>
    <style:style style:name="T34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7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9" draw:name="Shape2" draw:style-name="gr4" draw:text-style-name="P7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0">Modelo de datos</text:p>
      <text:p text:style-name="P28"><draw:frame draw:style-name="fr2" draw:name="Image1" text:anchor-type="as-char" svg:width="14.6cm" svg:height="6.6cm" draw:z-index="11"><draw:image xlink:href="Pictures/1000020100000226000000FA9C3F27F97A3CB667.png" xlink:type="simple" xlink:show="embed" xlink:actuate="onLoad" loext:mime-type="image/png"/></draw:frame></text:p>
      <text:p text:style-name="P29"><text:span text:style-name="T8">Proyecto </text:span><text:span text:style-name="T5">Colibrí</text:span></text:p>
      <text:p text:style-name="P8"/>
      <text:p text:style-name="P12">Asignatura</text:p>
      <text:p text:style-name="P8">Laboratorio de desarrollo de software</text:p>
      <text:p text:style-name="P8"/>
      <text:p text:style-name="P12">Autor</text:p>
      <text:p text:style-name="P11">Cinthia Lima y Ariel Machini</text:p>
      <text:p text:style-name="P8"/>
      <text:p text:style-name="P12">Fecha de redacción</text:p>
      <text:p text:style-name="P8"><text:span text:style-name="T9">26</text:span>/<text:span text:style-name="T9">09/2017</text:span></text:p>
      <text:p text:style-name="P47"><draw:custom-shape text:anchor-type="paragraph" draw:z-index="1" draw:name="Shape1" draw:style-name="gr2" draw:text-style-name="P76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78" svg:width="6.501cm" svg:height="18.5cm" svg:x="0.499cm" svg:y="0.75cm"><draw:text-box><text:p text:style-name="P77"><text:span text:style-name="T34">El modelo de datos es un <text:s/>conjunto de herramientas conceptuales para describir datos, sus relaciones, su significado y sus restricciones de consistencia.</text:span></text:p><text:p text:style-name="P77"><text:span text:style-name="T34">Conlleva un proceso para analizar los aspectos de interés de una organización y la relación que tienen unos con otros. Este proceso da como resultado documentación de los recursos de datos del negocio.</text:span></text:p></draw:text-box></draw:frame></text:p>
      <text:p text:style-name="P48">Índice</text:p>
      <text:p text:style-name="P9"/>
      <text:p text:style-name="P9">Aquí va el índice <text:span text:style-name="T6">(se debería insertar al final)</text:span>.</text:p>
      <text:p text:style-name="P49">Modelo de datos</text:p>
      <text:p text:style-name="P10"/>
      <text:p text:style-name="P34">Introducción</text:p>
      <text:p text:style-name="P18">A lo largo de este documento se desarrollaran <text:span text:style-name="T10">variados temas relacionados a la especificación de los datos que competen a nuestro proyecto. Se definirán cuales y cuantos son los datos de importancia <text:s text:c="3"/>para modelar la base de datos que tendrá el proyecto Colibrí.</text:span></text:p>
      <text:p text:style-name="P18"/>
      <text:p text:style-name="P37">Propósito</text:p>
      <text:p text:style-name="P19">Este documento forma parte del diseño, ya que se definirán con detalle entidades, relaciones entre las misma y d<text:span text:style-name="T11">emás detalles asociados. Este modelo de datos nos permitirá:</text:span></text:p>
      <text:list xml:id="list2622167820" text:style-name="L1">
        <text:list-item>
          <text:p text:style-name="P50">Modelar los requerimientos de datos de un proceso de negocio</text:p>
        </text:list-item>
        <text:list-item>
          <text:p text:style-name="P51">Detallar con exactitud la definición de cada tipo de dato, lo cuál servirá de insumo para las siguientes tareas del proceso de desarrollo</text:p>
        </text:list-item>
        <text:list-item>
          <text:p text:style-name="P52">Tener una visión clara de los datos necesarios para nuestro proyecto</text:p>
        </text:list-item>
      </text:list>
      <text:p text:style-name="P13"/>
      <text:p text:style-name="P37">Alcance</text:p>
      <text:p text:style-name="P20">El alcance de este modelado de datos se centra en el diseño de los requisitos de datos detectados en el análisis del proyecto Colibrí.</text:p>
      <text:p text:style-name="P31"/>
      <text:p text:style-name="P36">Referencias</text:p>
      <text:p text:style-name="P14">*</text:p>
      <text:p text:style-name="P35"><text:soft-page-break/>Diseño de datos</text:p>
      <text:p text:style-name="P37">Modelo de datos general</text:p>
      <text:p text:style-name="P21">En este apartada nombraremos de manera general y sin detallar mucho a todas las entidades <text:span text:style-name="T12">y relaciones </text:span>detectadas a partir del análisis:</text:p>
      <text:p text:style-name="P22">Entidades:</text:p>
      <text:list xml:id="list2548295756" text:style-name="L2">
        <text:list-item>
          <text:p text:style-name="P53">Formulario</text:p>
        </text:list-item>
        <text:list-item>
          <text:p text:style-name="P55">Campo</text:p>
        </text:list-item>
        <text:list-item>
          <text:p text:style-name="P56">Informe</text:p>
        </text:list-item>
        <text:list-item>
          <text:p text:style-name="P53">Usuario</text:p>
        </text:list-item>
        <text:list-item>
          <text:p text:style-name="P53">Gestor de formularios</text:p>
        </text:list-item>
        <text:list-item>
          <text:p text:style-name="P53">Administrador</text:p>
        </text:list-item>
      </text:list>
      <text:p text:style-name="P23"><text:span text:style-name="T13">Relaciones</text:span>:</text:p>
      <text:list xml:id="list224126664209977" text:continue-numbering="true" text:style-name="L2">
        <text:list-item>
          <text:p text:style-name="P54">Formulario <text:span text:style-name="T16">tiene </text:span><text:span text:style-name="T15">Campos</text:span></text:p>
        </text:list-item>
        <text:list-item>
          <text:p text:style-name="P57">Usuario <text:span text:style-name="T14">es superclase de </text:span>Gestor de formulario</text:p>
        </text:list-item>
        <text:list-item>
          <text:p text:style-name="P58">Gestor de formulario <text:span text:style-name="T14">es subclase de </text:span><text:span text:style-name="T19">Usuario</text:span></text:p>
        </text:list-item>
        <text:list-item>
          <text:p text:style-name="P58">Gestor de formulario <text:span text:style-name="T14">es superclase de </text:span><text:span text:style-name="T19">Administrador</text:span></text:p>
        </text:list-item>
        <text:list-item>
          <text:p text:style-name="P58"><text:span text:style-name="T19">Administrador </text:span><text:span text:style-name="T17">es subclase de </text:span><text:span text:style-name="T18">Gestor de formulario</text:span></text:p>
        </text:list-item>
        <text:list-item>
          <text:p text:style-name="P59"><text:span text:style-name="T18">Informe </text:span><text:span text:style-name="T17">es sobre </text:span><text:span text:style-name="T18">Formulario</text:span></text:p>
        </text:list-item>
      </text:list>
      <text:p text:style-name="P27"/>
      <text:p text:style-name="P38">Modelo entidad-relación</text:p>
      <text:p text:style-name="P24">Para la representación del modelo de datos se utilizará el Modelo Entidad-Relación. </text:p>
      <text:p text:style-name="P33"/>
      <text:p text:style-name="P46">Definición</text:p>
      <text:p text:style-name="P25">El modelo entidad-relación nos permitirá describir con exactitud las entidades ; l<text:span text:style-name="T20">o</text:span>s atributos, es decir, <text:span text:style-name="T20">las</text:span> <text:span text:style-name="T20">características de las entidades; las relaciones existentes entre las entidades; la cardinalidad con la que son dadas las relaciones y las llaves con </text:span><text:soft-page-break/><text:span text:style-name="T20">las que son identificadas las entidades y con las que son relacionadas.</text:span></text:p>
      <text:p text:style-name="P32"/>
      <text:p text:style-name="P42">Descripción de entidades y atributos</text:p>
      <text:list xml:id="list4168426279" text:style-name="L3">
        <text:list-item>
          <text:p text:style-name="P68"><text:span text:style-name="T21">Entidad </text:span><text:span text:style-name="T31">Formulario</text:span></text:p>
          <text:list>
            <text:list-item>
              <text:list>
                <text:list-item>
                  <text:p text:style-name="P69"><text:span text:style-name="T21">Atributos: </text:span><text:span text:style-name="T24">id</text:span><text:span text:style-name="T25">formulario</text:span><text:span text:style-name="T24">, </text:span><text:span text:style-name="T21">nombre, correo-respuesta, </text:span><text:span text:style-name="T30">fecha-inicio-Visibilidad</text:span><text:span text:style-name="T21">, </text:span><text:span text:style-name="T30">fecha-fin-Visibilidad</text:span><text:span text:style-name="T23">,</text:span><text:span text:style-name="T21"> </text:span><text:span text:style-name="T22">destinatarios, </text:span><text:span text:style-name="T27">cantidad-respuestas</text:span></text:p>
                </text:list-item>
                <text:list-item>
                  <text:p text:style-name="P70"><text:span text:style-name="T22">C</text:span><text:span text:style-name="T21">lave primaria: </text:span><text:span text:style-name="T24">id</text:span></text:p>
                </text:list-item>
                <text:list-item>
                  <text:p text:style-name="P60">Clave secundaria: nombre</text:p>
                </text:list-item>
              </text:list>
            </text:list-item>
          </text:list>
        </text:list-item>
        <text:list-item>
          <text:p text:style-name="P71"><text:span text:style-name="T21">Entidad </text:span><text:span text:style-name="T31">Campo</text:span></text:p>
          <text:list>
            <text:list-item>
              <text:list>
                <text:list-item>
                  <text:p text:style-name="P71"><text:span text:style-name="T21">Atributos: </text:span><text:span text:style-name="T26">idcampo, </text:span><text:span text:style-name="T21">enunciado, tipo, </text:span><text:span text:style-name="T25">obligatorio</text:span></text:p>
                </text:list-item>
                <text:list-item>
                  <text:p text:style-name="P72"><text:span text:style-name="T25">C</text:span><text:span text:style-name="T21">lav</text:span><text:span text:style-name="T29">e</text:span><text:span text:style-name="T21"> primaria: idcampo</text:span></text:p>
                </text:list-item>
                <text:list-item>
                  <text:p text:style-name="P61">Clave secundaria: - .</text:p>
                </text:list-item>
              </text:list>
            </text:list-item>
          </text:list>
        </text:list-item>
        <text:list-item>
          <text:p text:style-name="P72"><text:span text:style-name="T21">Entidad </text:span><text:span text:style-name="T31">Informe</text:span></text:p>
          <text:list>
            <text:list-item>
              <text:list>
                <text:list-item>
                  <text:p text:style-name="P72"><text:span text:style-name="T21">Atributos: </text:span><text:span text:style-name="T29">idinforme, </text:span><text:span text:style-name="T21">fecha</text:span><text:span text:style-name="T28">Inicio, fechaFin, </text:span><text:span text:style-name="T29">duración</text:span></text:p>
                </text:list-item>
                <text:list-item>
                  <text:p text:style-name="P62">Clave primaria: idinforme</text:p>
                </text:list-item>
                <text:list-item>
                  <text:p text:style-name="P63">Clave secundaria: -.</text:p>
                </text:list-item>
              </text:list>
            </text:list-item>
          </text:list>
        </text:list-item>
        <text:list-item>
          <text:p text:style-name="P73"><text:span text:style-name="T21">Entidad </text:span><text:span text:style-name="T31">Usuario</text:span></text:p>
          <text:list>
            <text:list-item>
              <text:list>
                <text:list-item>
                  <text:p text:style-name="P64">Atributos: idusuario, nombre, apellido, correoinstitucional</text:p>
                </text:list-item>
                <text:list-item>
                  <text:p text:style-name="P64">Clave primaria: idusuario</text:p>
                </text:list-item>
                <text:list-item>
                  <text:p text:style-name="P64">Clave secundaria: -.</text:p>
                </text:list-item>
              </text:list>
            </text:list-item>
          </text:list>
        </text:list-item>
        <text:list-item>
          <text:p text:style-name="P74"><text:span text:style-name="T21">Entidad </text:span><text:span text:style-name="T31">Gestor de formulario</text:span></text:p>
          <text:list>
            <text:list-item>
              <text:list>
                <text:list-item>
                  <text:p text:style-name="P65">Atributos: <text:span text:style-name="T32">cantidad-limite,</text:span> <text:span text:style-name="T32">libertad-publicación</text:span></text:p>
                </text:list-item>
              </text:list>
            </text:list-item>
          </text:list>
        </text:list-item>
        <text:list-item>
          <text:p text:style-name="P66">Entidad <text:span text:style-name="T4">Administrador</text:span></text:p>
          <text:list>
            <text:list-item>
              <text:list>
                <text:list-item>
                  <text:p text:style-name="P67">Atributos: -.</text:p>
                </text:list-item>
              </text:list>
            </text:list-item>
          </text:list>
        </text:list-item>
      </text:list>
      <text:p text:style-name="P26"/>
      <text:p text:style-name="P38"/>
      <text:p text:style-name="P41">Relaciones encontradas</text:p>
      <text:p text:style-name="P15"><text:soft-page-break/>Acá va <text:span text:style-name="T7">más</text:span> contenido.</text:p>
      <text:p text:style-name="P33"/>
      <text:p text:style-name="P43">Diagrama E-R</text:p>
      <text:p text:style-name="P16">Acá va <text:span text:style-name="T7">más</text:span> contenido.</text:p>
      <text:p text:style-name="P39"/>
      <text:p text:style-name="P45">Comentarios sobre el Modelo relacional</text:p>
      <text:p text:style-name="P16">Acá va <text:span text:style-name="T7">más</text:span> contenido.</text:p>
      <text:p text:style-name="P44"/>
      <text:p text:style-name="P45">Normalización</text:p>
      <text:p text:style-name="P17">Acá va <text:span text:style-name="T7">más</text:span> contenido.</text:p>
      <text:p text:style-name="P40"/>
      <text:p text:style-name="P45">Justificación de la Forma normal adoptada</text:p>
      <text:p text:style-name="P17">Acá va <text:span text:style-name="T7">más</text:span> contenido.</text:p>
      <text:p text:style-name="P45"/>
      <text:p text:style-name="P45">Especificación de la distribución de datos</text:p>
      <text:p text:style-name="P17">Acá va <text:span text:style-name="T7">más</text:span> conte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64bb8"/>
    </style:style>
    <style:style style:name="MT2" style:family="text">
      <style:text-properties officeooo:rsid="0034a77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DATOS — </text:span>PÁGINA <text:page-number text:select-page="current">7</text:page-number><text:s/>DE <text:page-count>7</text:page-count></text:p>
      </style:header>
      <style:header-first>
        <text:p text:style-name="MP2"><text:span text:style-name="MT2">MODELO DE DATOS — </text:span>PÁGINA <text:page-number text:select-page="current">1</text:page-number><text:s/>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04T20:15:47.718151367</dc:date>
    <meta:editing-duration>PT8H5M18S</meta:editing-duration>
    <meta:editing-cycles>87</meta:editing-cycles>
    <meta:generator>LibreOffice/5.4.1.2$Linux_X86_64 LibreOffice_project/ea7cb86e6eeb2bf3a5af73a8f7777ac570321527</meta:generator>
    <meta:document-statistic meta:table-count="2" meta:image-count="3" meta:object-count="0" meta:page-count="7" meta:paragraph-count="87" meta:word-count="508" meta:character-count="3247" meta:non-whitespace-character-count="2852"/>
  </office:meta>
</office:document-meta>
</file>